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f16b" officeooo:paragraph-rsid="000bf16b"/>
    </style:style>
    <style:style style:name="P2" style:family="paragraph" style:parent-style-name="Standard">
      <style:text-properties officeooo:rsid="00137aa5" officeooo:paragraph-rsid="000bf16b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137aa5" officeooo:paragraph-rsid="000bf16b"/>
    </style:style>
    <style:style style:name="P4" style:family="paragraph" style:parent-style-name="Table_20_Contents">
      <style:text-properties officeooo:rsid="000e617b" officeooo:paragraph-rsid="000bf16b"/>
    </style:style>
    <style:style style:name="P5" style:family="paragraph" style:parent-style-name="Table_20_Contents">
      <style:text-properties officeooo:rsid="001552ed" officeooo:paragraph-rsid="000bf16b"/>
    </style:style>
    <style:style style:name="P6" style:family="paragraph" style:parent-style-name="Table_20_Contents">
      <style:text-properties officeooo:rsid="0023c411" officeooo:paragraph-rsid="000bf16b"/>
    </style:style>
    <style:style style:name="P7" style:family="paragraph" style:parent-style-name="Table_20_Contents">
      <style:text-properties officeooo:rsid="000e617b" officeooo:paragraph-rsid="000df6bd"/>
    </style:style>
    <style:style style:name="P8" style:family="paragraph" style:parent-style-name="Table_20_Contents">
      <style:text-properties officeooo:rsid="001552ed" officeooo:paragraph-rsid="000df6bd"/>
    </style:style>
    <style:style style:name="P9" style:family="paragraph" style:parent-style-name="Table_20_Contents">
      <style:text-properties officeooo:rsid="0023c411" officeooo:paragraph-rsid="000df6bd"/>
    </style:style>
    <style:style style:name="P10" style:family="paragraph" style:parent-style-name="Standard">
      <style:text-properties officeooo:rsid="000bf16b" officeooo:paragraph-rsid="000df6bd"/>
    </style:style>
    <style:style style:name="P11" style:family="paragraph" style:parent-style-name="Standard">
      <style:text-properties officeooo:paragraph-rsid="000df6bd"/>
    </style:style>
    <style:style style:name="P12" style:family="paragraph" style:parent-style-name="Standard">
      <style:text-properties fo:font-weight="bold" officeooo:rsid="000bf16b" officeooo:paragraph-rsid="000bf16b" style:font-weight-asian="bold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weight="bold" officeooo:rsid="00137aa5" officeooo:paragraph-rsid="000bf16b" style:font-weight-asian="bold" style:font-weight-complex="bold"/>
    </style:style>
    <style:style style:name="P14" style:family="paragraph" style:parent-style-name="Header">
      <style:text-properties officeooo:paragraph-rsid="000df6bd"/>
    </style:style>
    <style:style style:name="T1" style:family="text">
      <style:text-properties officeooo:rsid="000bf16b"/>
    </style:style>
    <style:style style:name="T2" style:family="text">
      <style:text-properties officeooo:rsid="00137aa5"/>
    </style:style>
    <style:style style:name="T3" style:family="text">
      <style:text-properties officeooo:rsid="000c933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37aa5" style:font-weight-asian="bold" style:font-weight-complex="bold"/>
    </style:style>
    <style:style style:name="T6" style:family="text">
      <style:text-properties fo:font-weight="bold" officeooo:rsid="000df6bd" style:font-weight-asian="bold" style:font-weight-complex="bold"/>
    </style:style>
    <style:style style:name="T7" style:family="text">
      <style:text-properties fo:font-weight="bold" officeooo:rsid="000c9330" style:font-weight-asian="bold" style:font-weight-complex="bold"/>
    </style:style>
    <style:style style:name="T8" style:family="text">
      <style:text-properties officeooo:rsid="000df6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data structure that is accessed in a last in, first out manner.<text:line-break/><text:line-break/>Interviewer Notes:<text:line-break/><text:span text:style-name="T5">- Ask them to enter the numbers 4, 8, and 15 in a </text:span><text:span text:style-name="T4">stack</text:span><text:span text:style-name="T5">. What does it look like?</text:span></text:p>
      <text:p text:style-name="P3"><text:tab/>Hint: Conceptually, the <text:span text:style-name="T1">15</text:span> would come before the 8, which would come before the <text:span text:style-name="T1">4</text:span>.</text:p>
      <text:p text:style-name="P3"/>
      <text:p text:style-name="P13">- Now remove two elements. Which are removed? (hint: the <text:span text:style-name="T1">15 and the 8</text:span>).</text:p>
      <text:p text:style-name="P3"/>
      <text:p text:style-name="P13">- And add 16, 23, and 42. What does the it look like now?</text:p>
      <text:p text:style-name="P3"><text:tab/>Hint: Conceptually, it has the elements <text:span text:style-name="T1">42, 23, 16 and 4.</text:span></text:p>
      <text:p text:style-name="P2"/>
      <text:p text:style-name="P1"><text:span text:style-name="T4">- Compare and contrast with other data structures.</text:span> Could they act as a stack? Would you want them to?</text:p>
      <text:p text:style-name="P1"/>
      <text:p text:style-name="P12">- Ask what methods you would expect to have on a Stack.</text:p>
      <text:p text:style-name="P1"><text:tab/>Hint: at a minimum, you can add items to a stack (push), and remove items (pop).<text:line-break/><text:tab/>- Other expected operations may be<text:line-break/><text:tab/><text:tab/>- peek(), returns the top element without removing it<text:line-break/><text:tab/><text:tab/>- size(), returns the number of elements in the stack<text:line-break/><text:tab/><text:tab/>- contains(element), true or false<text:line-break/><text:tab/><text:tab/>- front() or rear(), to access the beginning or end of the stack. (hint: good idea, or no?)<text:line-break/><text:line-break/>- <text:span text:style-name="T6">A</text:span><text:span text:style-name="T4">sk if any algorithms, (hint: any </text:span><text:span text:style-name="T7">search</text:span><text:span text:style-name="T4"> algorithms), come to mind which would make use of a </text:span><text:span text:style-name="T6">stack</text:span>.<text:line-break/><text:tab/><text:tab/>See if they mention a Depth First Search, ask them to talk about, demonstrate, why.<text:line-break/><text:line-break/>Next topics:</text:p>
      <text:p text:style-name="P1">Easy:</text:p>
      <text:p text:style-name="P1"><text:tab/>Discuss other data structures</text:p>
      <text:p text:style-name="P1">Not So Easy:</text:p>
      <text:p text:style-name="P1"><text:tab/>Data Structures: Stack (Not So Easy), to discuss implementing one in code.</text:p>
      <text:p text:style-name="P1"><text:tab/>Algorithms: Depth First Search, a stack is necessary in this algorithm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1.5014in" style:rel-column-width="14208*"/>
    </style:style>
    <style:style style:name="Table2.C" style:family="table-column">
      <style:table-column-properties style:column-width="1.5576in" style:rel-column-width="14740*"/>
    </style:style>
    <style:style style:name="Table2.D" style:family="table-column">
      <style:table-column-properties style:column-width="1.5576in" style:rel-column-width="14742*"/>
    </style:style>
    <style:style style:name="Table2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0bf16b" officeooo:paragraph-rsid="000df6bd"/>
    </style:style>
    <style:style style:name="MP2" style:family="paragraph" style:parent-style-name="Table_20_Contents">
      <style:text-properties officeooo:rsid="000e617b" officeooo:paragraph-rsid="000df6bd"/>
    </style:style>
    <style:style style:name="MP3" style:family="paragraph" style:parent-style-name="Table_20_Contents">
      <style:text-properties officeooo:rsid="001552ed" officeooo:paragraph-rsid="000df6bd"/>
    </style:style>
    <style:style style:name="MP4" style:family="paragraph" style:parent-style-name="Table_20_Contents">
      <style:text-properties officeooo:rsid="0023c411" officeooo:paragraph-rsid="000df6bd"/>
    </style:style>
    <style:style style:name="MP5" style:family="paragraph" style:parent-style-name="Standard">
      <style:text-properties officeooo:paragraph-rsid="000df6b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1">Stack</text:p>
            </table:table-cell>
            <table:table-cell table:style-name="Table2.A1" office:value-type="string">
              <text:p text:style-name="MP2">Data Structures</text:p>
            </table:table-cell>
            <table:table-cell table:style-name="Table2.A1" office:value-type="string">
              <text:p text:style-name="MP3">Easy</text:p>
            </table:table-cell>
            <table:table-cell table:style-name="Table2.A1" office:value-type="string">
              <text:p text:style-name="MP4">Page 1 of 1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2:33:50.594000000</meta:creation-date>
    <dc:date>2017-04-09T17:34:48.247000000</dc:date>
    <meta:editing-duration>PT13M35S</meta:editing-duration>
    <meta:editing-cycles>3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17" meta:word-count="258" meta:character-count="1384" meta:non-whitespace-character-count="1122"/>
  </office:meta>
</office:document-meta>
</file>